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13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048125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4.97416666666667cm" style:use-optimal-column-width="true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4.63020833333333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zeing_a_Kafka_Clu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Message sizing</text:p>
          </table:table-cell>
          <table:table-cell table:number-columns-repeated="3" table:style-name="ce2"/>
          <table:table-cell office:value-type="string" table:style-name="ce2">
            <text:p>Number of Nodes</text:p>
          </table:table-cell>
          <table:table-cell table:number-columns-repeated="3" table:style-name="ce2"/>
          <table:table-cell office:value-type="string" table:style-name="ce2">
            <text:p>Network Utilization</text:p>
          </table:table-cell>
          <table:table-cell table:number-columns-repeated="16375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Avg size (bytes)</text:p>
          </table:table-cell>
          <table:table-cell office:value-type="float" office:value="100000" table:style-name="ce4">
            <text:p>100000</text:p>
          </table:table-cell>
          <table:table-cell office:value-type="string" table:style-name="ce4">
            <text:p>bytes</text:p>
          </table:table-cell>
          <table:table-cell table:style-name="ce1"/>
          <table:table-cell office:value-type="string" table:style-name="ce1">
            <text:p>Total Broker Storage</text:p>
          </table:table-cell>
          <table:table-cell office:value-type="float" office:value="5120" table:formula="of:=5*1024" table:style-name="ce1">
            <text:p>5120</text:p>
          </table:table-cell>
          <table:table-cell office:value-type="string" table:style-name="ce1">
            <text:p>Gb</text:p>
          </table:table-cell>
          <table:table-cell table:style-name="ce1"/>
          <table:table-cell office:value-type="string" table:style-name="ce1">
            <text:p>Incoming byterate</text:p>
          </table:table-cell>
          <table:table-cell office:value-type="float" office:value="5000000" table:formula="of:=[.B11]*[.B6]" table:style-name="ce1">
            <text:p>50000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Kb)</text:p>
          </table:table-cell>
          <table:table-cell office:value-type="float" office:value="97.65625" table:formula="of:=[.B6]/1024" table:style-name="ce1">
            <text:p>97.65625</text:p>
          </table:table-cell>
          <table:table-cell office:value-type="string" table:style-name="ce1">
            <text:p>Kb</text:p>
          </table:table-cell>
          <table:table-cell table:style-name="ce1"/>
          <table:table-cell office:value-type="string" table:style-name="ce1">
            <text:p>Disk utilization</text:p>
          </table:table-cell>
          <table:table-cell office:value-type="percentage" office:value="1" table:style-name="ce3">
            <text:p>100%</text:p>
          </table:table-cell>
          <table:table-cell table:number-columns-repeated="2" table:style-name="ce1"/>
          <table:table-cell office:value-type="string" table:style-name="ce4">
            <text:p>Number of Subscribers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clien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Mb)</text:p>
          </table:table-cell>
          <table:table-cell office:value-type="float" office:value="9.5367431640625E-2" table:formula="of:=[.B7]/1024" table:style-name="ce1">
            <text:p>0.095367432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Network bandwidth (bytes/sec)</text:p>
          </table:table-cell>
          <table:table-cell office:value-type="float" office:value="1073741824" table:formula="of:=[.J10]*1024*1024*1024" table:style-name="ce1">
            <text:p>1073741824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6">
            <text:p>Number of Nodes</text:p>
          </table:table-cell>
          <table:table-cell office:value-type="float" office:value="4" table:formula="of:=MAX(ROUNDUP([.B18]/([.F6]*[.F7]);0);[.B14])" table:style-name="ce6">
            <text:p>4</text:p>
          </table:table-cell>
          <table:table-cell table:number-columns-repeated="2" table:style-name="ce1"/>
          <table:table-cell office:value-type="string" table:style-name="ce1">
            <text:p>Network bandwidth (Mb/sec)</text:p>
          </table:table-cell>
          <table:table-cell office:value-type="float" office:value="1048576" table:formula="of:=[.J10]*1024*1024" table:style-name="ce1">
            <text:p>1048576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essages per day</text:p>
          </table:table-cell>
          <table:table-cell office:value-type="float" office:value="9600000" table:style-name="ce4">
            <text:p>9600000</text:p>
          </table:table-cell>
          <table:table-cell office:value-type="string" table:style-name="ce4">
            <text:p>messages/day</text:p>
          </table:table-cell>
          <table:table-cell table:number-columns-repeated="5" table:style-name="ce1"/>
          <table:table-cell office:value-type="string" table:style-name="ce4">
            <text:p>Network bandwidth (Gb/sec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essages per sec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msg/sec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office:value-type="string" table:style-name="ce4">
            <text:p>Disk bandwidth (Mb/sec)</text:p>
          </table:table-cell>
          <table:table-cell office:value-type="float" office:value="550" table:style-name="ce4">
            <text:p>550</text:p>
          </table:table-cell>
          <table:table-cell office:value-type="string" table:style-name="ce4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tention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day</text:p>
          </table:table-cell>
          <table:table-cell table:number-columns-repeated="5" table:style-name="ce1"/>
          <table:table-cell office:value-type="string" table:style-name="ce1">
            <text:p>Disk bandwidth (bytes/sec)</text:p>
          </table:table-cell>
          <table:table-cell office:value-type="float" office:value="576716800" table:formula="of:=[.J12]*1024*1024" table:style-name="ce1">
            <text:p>5767168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plication Factor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Max net thoughput (Gb)</text:p>
          </table:table-cell>
          <table:table-cell office:value-type="float" office:value="1.3969838619232178E-2" table:formula="of:=[.J17]/1024" table:style-name="ce1">
            <text:p>0.013969839</text:p>
          </table:table-cell>
          <table:table-cell office:value-type="string" table:style-name="ce1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orage</text:p>
          </table:table-cell>
          <table:table-cell office:value-type="float" office:value="19226075" table:formula="of:=ROUNDUP([.B8]*[.B10]*[.B13]*[.B14];0)" table:style-name="ce1">
            <text:p>19226075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Max net thoughput (Mb)</text:p>
          </table:table-cell>
          <table:table-cell office:value-type="float" office:value="14.30511474609375" table:formula="of:=[.B8]*[.B11]*[.B14]" table:style-name="ce1">
            <text:p>14.30511475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8776" table:formula="of:=ROUNDUP([.B17]/1024;0)" table:style-name="ce1">
            <text:p>18776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office:value-type="string" table:style-name="ce6">
            <text:p>Number of Nodes</text:p>
          </table:table-cell>
          <table:table-cell office:value-type="float" office:value="1" table:formula="of:=ROUNDUP(([.J6]*[.J7])/MIN([.J13];[.J8]);0)" table:style-name="ce6">
            <text:p>1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string" table:style-name="ce6">
            <text:p>Number of Nodes (Total)</text:p>
          </table:table-cell>
          <table:table-cell office:value-type="float" office:value="4" table:formula="of:=MAX([.F9];[.J19])" table:style-name="ce6">
            <text:p>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 table:style-name="ce2"/>
          <table:table-cell office:value-type="string" table:style-name="ce2">
            <text:p>Number of Partitions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5">
            <text:p>(care about latency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6">
            <text:p>Partitions</text:p>
          </table:table-cell>
          <table:table-cell office:value-type="float" office:value="1200" table:formula="of:=100*[.B20]*[.B14]" table:style-name="ce6">
            <text:p>1200</text:p>
          </table:table-cell>
          <table:table-cell office:value-type="string" table:style-name="ce6">
            <text:p>partitions / broker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5">
            <text:p>For a Single partition (based on thoughput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Write Througput<text:s/>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ad Througput<text:s/>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arget Througput</text:p>
          </table:table-cell>
          <table:table-cell office:value-type="float" office:value="14.30511474609375" table:formula="of:=[.J17]" table:style-name="ce1">
            <text:p>14.30511475</text:p>
          </table:table-cell>
          <table:table-cell office:value-type="string" table:style-name="ce1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6">
            <text:p>Number of partitions</text:p>
          </table:table-cell>
          <table:table-cell office:value-type="float" office:value="1" table:formula="of:=ROUNDUP(MAX([.F30]/[.F28];[.F30]/[.F29]);0)" table:style-name="ce6">
            <text:p>1</text:p>
          </table:table-cell>
          <table:table-cell office:value-type="string" table:style-name="ce6">
            <text:p>partitions / broker</text:p>
          </table:table-cell>
          <table:table-cell table:number-columns-repeated="16377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23</meta:generator>
    <meta:initial-creator>Microsoft Office User</meta:initial-creator>
    <dc:creator>Microsoft Office User</dc:creator>
    <meta:creation-date>2019-01-23T15:22:19Z</meta:creation-date>
    <dc:date>2019-01-24T13:46:11Z</dc:date>
  </office:meta>
</office:document-meta>
</file>